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a7d" officeooo:paragraph-rsid="001daa7d"/>
    </style:style>
    <style:style style:name="T1" style:family="text">
      <style:text-properties officeooo:rsid="001f72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text:span text:style-name="T1">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21:47:27.362872058</meta:creation-date>
    <dc:date>2020-07-17T21:49:00.432237774</dc:date>
    <meta:editing-duration>PT1M3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